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4ae2d9" officeooo:paragraph-rsid="284ae2d9"/>
    </style:style>
    <style:style style:name="P2" style:family="paragraph" style:parent-style-name="Text_20_body" style:list-style-name="L18"/>
    <style:style style:name="P3" style:family="paragraph" style:parent-style-name="Text_20_body" style:list-style-name="L19"/>
    <style:style style:name="P4" style:family="paragraph" style:parent-style-name="Text_20_body" style:list-style-name="L18">
      <style:text-properties officeooo:rsid="284ec651" officeooo:paragraph-rsid="284ec651"/>
    </style:style>
    <style:style style:name="P5" style:family="paragraph" style:parent-style-name="Text_20_body">
      <style:text-properties officeooo:rsid="2850931b" officeooo:paragraph-rsid="2850931b"/>
    </style:style>
    <style:style style:name="P6" style:family="paragraph" style:parent-style-name="Text_20_body" style:list-style-name="L20">
      <style:text-properties officeooo:rsid="2850931b" officeooo:paragraph-rsid="2850931b"/>
    </style:style>
    <style:style style:name="P7" style:family="paragraph" style:parent-style-name="Heading_20_3">
      <style:text-properties officeooo:rsid="284ea192" officeooo:paragraph-rsid="284ea192"/>
    </style:style>
    <style:style style:name="P8" style:family="paragraph" style:parent-style-name="Heading_20_3" style:master-page-name="Standard">
      <style:paragraph-properties style:page-number="auto"/>
    </style:style>
    <style:style style:name="T1" style:family="text">
      <style:text-properties style:text-line-through-style="none" style:text-line-through-type="none" fo:font-style="normal" style:font-style-asian="normal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language="cs" fo:country="CZ"/>
    </style:style>
    <style:style style:name="T4" style:family="text">
      <style:text-properties fo:language="cs" fo:country="CZ" officeooo:rsid="285247ad"/>
    </style:style>
    <style:style style:name="T5" style:family="text">
      <style:text-properties officeooo:rsid="284ea1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Alchymista – Duše nebo Finesa?</text:h>
      <text:p text:style-name="P1"><text:span text:style-name="T1">Finesa, protože:</text:span></text:p>
      <text:list xml:id="list58425489" text:style-name="L18">
        <text:list-item>
          <text:p text:style-name="P2">Alchymista při boji nemá jak Duši přímo použít. A pokud by třeba házel ohnivou hlínu, tak si bude počítat Finesu.</text:p>
          <text:list>
            <text:list-item>
              <text:p text:style-name="P4">A alchymistu určitě budu chtít směřovat k házení všeho možného výbušného a hořlavého.</text:p>
            </text:list-item>
          </text:list>
        </text:list-item>
        <text:list-item>
          <text:p text:style-name="P2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P7" text:outline-level="3">Kdo si přičítá bonusy a postihy</text:h>
      <text:p text:style-name="Text_20_body">Všechny postihy a bonusy si přičítá hráč, <text:span text:style-name="T5">protože:</text:span></text:p>
      <text:list xml:id="list2431276164" text:style-name="L19">
        <text:list-item>
          <text:p text:style-name="P3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3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<text:soft-page-break/>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3" text:outline-level="3">Zrušení magů</text:h>
      <text:p text:style-name="P5">Zrušit, protože:</text:p>
      <text:list xml:id="list3625053790" text:style-name="L20">
        <text:list-item>
          <text:p text:style-name="P6">Nebude potřeba si pamatovat (nebo hledat v pravidlech) cenu kouzel, lektvarů a podobně (to je HODN<text:span text:style-name="T3">Ě informací k zapamatování).</text:span></text:p>
        </text:list-item>
        <text:list-item>
          <text:p text:style-name="P6"><text:span text:style-name="T3">Situací, kdy má smysl magy počítat, je ve hře hodně málo. Neustálé účetnictví za to nestojí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27T14:24:18.124000000</dc:date>
    <meta:print-date>2113-01-01T00:00:00</meta:print-date>
    <meta:editing-cycles>15059</meta:editing-cycles>
    <meta:editing-duration>P44DT21H1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14" meta:word-count="315" meta:character-count="1750" meta:non-whitespace-character-count="1455"/>
  </office:meta>
</office:document-meta>
</file>